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8">
      <style:paragraph-properties>
        <style:tab-stops/>
      </style:paragraph-properties>
      <style:text-properties style:text-underline-style="none" fo:font-weight="normal" style:font-weight-asian="normal" style:font-weight-complex="normal"/>
    </style:style>
    <style:style style:name="P13" style:family="paragraph" style:parent-style-name="Standard" style:list-style-name="L9">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7">
      <style:text-properties style:text-underline-style="none" fo:font-weight="bold" style:font-weight-asian="bold" style:font-weight-complex="bold"/>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1">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8"/>
    <style:style style:name="P26" style:family="paragraph" style:parent-style-name="Standard" style:list-style-name="L8">
      <style:paragraph-properties>
        <style:tab-stops/>
      </style:paragraph-properties>
    </style:style>
    <style:style style:name="P27" style:family="paragraph" style:parent-style-name="Standard" style:list-style-name="L13"/>
    <style:style style:name="P28"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07058415517771444"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
      <text:p text:style-name="P1">TODO OVERALL</text:p>
      <text:list xml:id="list8489617997194537030"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5796347974281341606" text:style-name="L3">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
      <text:p text:style-name="Standard"/>
      <text:p text:style-name="P1">TODO PG2</text:p>
      <text:list xml:id="list1290813674016695204"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9165636659351048443"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text:soft-page-break/>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2729181466633611566" text:style-name="RTF_5f_Num_20_2">
        <text:list-item>
          <text:p text:style-name="P28">magnifier now not working nicely i think this maybe because all code slowed by jquery</text:p>
        </text:list-item>
        <text:list-item>
          <text:p text:style-name="P28">as magnifier turns it magnifies right card then middles then left left middle right</text:p>
        </text:list-item>
        <text:list-item>
          <text:p text:style-name="P28">use pg4 loop and equation for line placement in the transistion to next page place all marbles along the line right to left and give the animated marbles the positions behind.</text:p>
        </text:list-item>
        <text:list-item>
          <text:p text:style-name="P28">why if go to pg 3 above it marble 3 is above the page (before anything trigger)</text:p>
        </text:list-item>
        <text:list-item>
          <text:p text:style-name="P28">make marble 3 invisible as being replaced by my marble anyway</text:p>
        </text:list-item>
        <text:list-item>
          <text:p text:style-name="P28">for both the glass first page and marble pg2 and marbles pg 3 need to be able to animate to another objects position</text:p>
        </text:list-item>
        <text:list-item>
          <text:p text:style-name="P28">is it possible to make handle better synced with marbles so always points at front one</text:p>
        </text:list-item>
        <text:list-item>
          <text:p text:style-name="P28">the shape can go over the corner so needs some set padding – which will inturn affect the shape so gonna need to be carefully done</text:p>
        </text:list-item>
        <text:list-item>
          <text:p text:style-name="P28">make container not exceed space but shrink contents, maybe not fluid container but flex items bootstrap</text:p>
        </text:list-item>
        <text:list-item>
          <text:p text:style-name="P29">the magnifier no longer responding well to stretch</text:p>
        </text:list-item>
      </text:list>
      <text:p text:style-name="P1"/>
      <text:p text:style-name="P1">TODO PG4</text:p>
      <text:list xml:id="list5082983758251885780"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p text:style-name="P1"><text:a xlink:type="simple" xlink:href="https://www.geeksforgeeks.org/maintain-the-aspect-ratio-of-a-div-with-css/" text:style-name="Internet_20_link" text:visited-style-name="Visited_20_Internet_20_Link">https://www.geeksforgeeks.org/maintain-the-aspect-ratio-of-a-div-with-css/</text:a> </text:p>
      <text:list xml:id="list7805664440743880804" text:style-name="L7">
        <text:list-item>
          <text:p text:style-name="P10"><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0">my special CV card the first card should also put in github CV location a color infomatic, open in second tab so website not lost</text:p>
        </text:list-item>
        <text:list-item>
          <text:p text:style-name="P1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0">middle purple one alter to get paper texture</text:p>
        </text:list-item>
        <text:list-item>
          <text:p text:style-name="P10">give elements of every page decorative symbols grey outline around lists and pink yellow sheen and sheen from drawer</text:p>
        </text:list-item>
        <text:list-item>
          <text:p text:style-name="P10">3d art on back</text:p>
        </text:list-item>
        <text:list-item>
          <text:p text:style-name="P10">top right corner hidden by line on pg4 so 4 corners need gaps</text:p>
        </text:list-item>
        <text:list-item>
          <text:p text:style-name="P18"><text:a xlink:type="simple" xlink:href="https://www.w3schools.com/css/css3_backgrounds.asp" text:style-name="Internet_20_link" text:visited-style-name="Visited_20_Internet_20_Link">https://www.w3schools.com/css/css3_backgrounds.asp</text:a> <text:s/>- paper look</text:p>
        </text:list-item>
        <text:list-item>
          <text:p text:style-name="P18">card link anchors need class hyperlinkAnchor</text:p>
        </text:list-item>
      </text:list>
      <text:p text:style-name="P1"/>
      <text:p text:style-name="P1">TODO Carousel</text:p>
      <text:list xml:id="list5354134758028706333" text:style-name="L8">
        <text:list-item>
          <text:p text:style-name="P11">havent really needed moustache</text:p>
        </text:list-item>
        <text:list-item>
          <text:p text:style-name="P11">change cardhyperlink image where its a carousel button to a different name</text:p>
        </text:list-item>
        <text:list-item>
          <text:p text:style-name="P11">move finds and queryselectors out of carousel functions</text:p>
        </text:list-item>
        <text:list-item>
          <text:p text:style-name="P11">maybe remove the buttons when goes wrong doesnt place cards has to think for long time</text:p>
        </text:list-item>
        <text:list-item>
          <text:p text:style-name="P11">clicking the broken image alt makes card go to left</text:p>
        </text:list-item>
        <text:list-item>
          <text:p text:style-name="P11"><text:soft-page-break/>using display hidden which is bad but visibility didnt apply to i think the showcase elements (not sure at what level but is a overflow visibility important)</text:p>
        </text:list-item>
        <text:list-item>
          <text:p text:style-name="P11">arrows are moving the screen hopefully will be fixed with no scrol</text:p>
          <text:p text:style-name="P11"/>
        </text:list-item>
        <text:list-item>
          <text:p text:style-name="P11">generating the cards only bit we need to do generate applies to whole thing</text:p>
        </text:list-item>
        <text:list-item>
          <text:p text:style-name="P11">leave button a box of cards?</text:p>
        </text:list-item>
        <text:list-item>
          <text:p text:style-name="P12">find out how to order a selected set of cards by the value in the array element they have been selected for</text:p>
        </text:list-item>
        <text:list-item>
          <text:p text:style-name="P2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7360293299798845517" text:style-name="L9">
        <text:list-item>
          <text:p text:style-name="P13">Admin carousell enable to alter and input cards info </text:p>
        </text:list-item>
      </text:list>
      <text:p text:style-name="P1"/>
      <text:p text:style-name="P1">TODO Backend</text:p>
      <text:p text:style-name="P1"/>
      <text:p text:style-name="P1">TODO Host</text:p>
      <text:list xml:id="list6373952728335506582" text:style-name="L10">
        <text:list-item>
          <text:p text:style-name="P14">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1554849618200780312" text:style-name="L11">
        <text:list-item>
          <text:p text:style-name="P22"><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5">Or make a pdf, something thats just an image</text:p>
        </text:list-item>
        <text:list-item>
          <text:p text:style-name="P15">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1411041023589097500" text:style-name="L12">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indication number of pages</text:p>
        </text:list-item>
        <text:list-item>
          <text:p text:style-name="P16">lets insted of vars</text:p>
        </text:list-item>
        <text:list-item>
          <text:p text:style-name="P16">backend remembers progress so when refresh website not messed up – would also have allowed just to get and rerender site per change though this may have been wasteful</text:p>
        </text:list-item>
        <text:list-item>
          <text:p text:style-name="P16">make z-index's sensible</text:p>
          <text:p text:style-name="P16"/>
        </text:list-item>
      </text:list>
      <text:p text:style-name="P3"/>
      <text:p text:style-name="P1"/>
      <text:p text:style-name="P1"/>
      <text:p text:style-name="P1"/>
      <text:p text:style-name="P1">Reflection</text:p>
      <text:list xml:id="list1205193350981665835" text:style-name="L13">
        <text:list-item>
          <text:p text:style-name="P27"><text:soft-page-break/><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7">remake the cards pure css with or without bootstrap rather than using jquery to resize via scale</text:p>
          <text:p text:style-name="P17"/>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text:soft-page-break/>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6587453" text:continue-list="list5354134758028706333" text:style-name="L8">
        <text:list-item>
          <text:p text:style-name="P11"><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5"><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1">can ejs do what moustache does in js file – unsure can use both</text:p>
        </text:list-item>
        <text:list-item>
          <text:p text:style-name="P25"><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https://www.w3schools.com/tags/tag_template.asp</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12M42S</meta:editing-duration>
    <meta:editing-cycles>41</meta:editing-cycles>
    <meta:generator>OpenOffice/4.1.5$Win32 OpenOffice.org_project/415m1$Build-9789</meta:generator>
    <dc:date>2019-08-08T16:37:47.71</dc:date>
    <dc:creator>Phil Tate</dc:creator>
    <meta:document-statistic meta:table-count="0" meta:image-count="0" meta:object-count="0" meta:page-count="5" meta:paragraph-count="162" meta:word-count="1200" meta:character-count="8781"/>
    <meta:user-defined meta:name="Info 1"/>
    <meta:user-defined meta:name="Info 2"/>
    <meta:user-defined meta:name="Info 3"/>
    <meta:user-defined meta:name="Info 4"/>
  </office:meta>
</office:document-meta>
</file>